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ce8b2" officeooo:paragraph-rsid="001ce8b2"/>
    </style:style>
    <style:style style:name="P2" style:family="paragraph" style:parent-style-name="Standard">
      <style:paragraph-properties fo:text-align="justify" style:justify-single-word="false"/>
      <style:text-properties officeooo:rsid="001d527e" officeooo:paragraph-rsid="001d527e"/>
    </style:style>
    <style:style style:name="P3" style:family="paragraph" style:parent-style-name="Standard">
      <style:paragraph-properties fo:text-align="justify" style:justify-single-word="false"/>
      <style:text-properties officeooo:rsid="001e2d97" officeooo:paragraph-rsid="0020179c"/>
    </style:style>
    <style:style style:name="P4" style:family="paragraph" style:parent-style-name="Standard">
      <style:paragraph-properties fo:text-align="justify" style:justify-single-word="false"/>
      <style:text-properties officeooo:rsid="002052ff" officeooo:paragraph-rsid="002052ff"/>
    </style:style>
    <style:style style:name="P5" style:family="paragraph" style:parent-style-name="Standard">
      <style:paragraph-properties fo:text-align="justify" style:justify-single-word="false"/>
      <style:text-properties officeooo:rsid="0028378b" officeooo:paragraph-rsid="0028378b"/>
    </style:style>
    <style:style style:name="P6" style:family="paragraph" style:parent-style-name="Standard">
      <style:paragraph-properties fo:text-align="justify" style:justify-single-word="false"/>
      <style:text-properties fo:font-weight="bold" officeooo:rsid="0020179c" officeooo:paragraph-rsid="0020179c" style:font-weight-asian="bold" style:font-weight-complex="bold"/>
    </style:style>
    <style:style style:name="T1" style:family="text">
      <style:text-properties officeooo:rsid="001f4c5a"/>
    </style:style>
    <style:style style:name="T2" style:family="text">
      <style:text-properties officeooo:rsid="0020179c"/>
    </style:style>
    <style:style style:name="T3" style:family="text">
      <style:text-properties officeooo:rsid="0021d79b"/>
    </style:style>
    <style:style style:name="T4" style:family="text">
      <style:text-properties officeooo:rsid="0028aa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f Gender versus Fertility of the Members of the Ghana’s Parliament </text:p>
      <text:p text:style-name="P1">by Maxwell Aladago </text:p>
      <text:p text:style-name="P1"/>
      <text:p text:style-name="P2">This report is based on a crow sourced data containing among other categories the number of kids and the sex of <text:s/>Ghana’s 275 MPs. Of the 275 Mps, 31 were female and 244 Male. </text:p>
      <text:p text:style-name="P2"/>
      <text:p text:style-name="P3">The processing of the raw data involved a cross-tabulation of the gender of Mps and the their corresponding number of children. <text:span text:style-name="T1">However, since the representation in parliament is not proportional over gender, the cross-tabulated data was further processed into proportional counts, instead of the absolute counts. For example, the proportional number of kids for a given female will be her actual number of children divided by the total number of women in parliament. The same applies for men too. </text:span></text:p>
      <text:p text:style-name="P3"/>
      <text:p text:style-name="P3"><text:span text:style-name="T2">To achieve better visualization, the proportional kid counts were converted to percentages and the results plotted <text:s/>a side-by-side bar-plot. See fig 1.</text:span></text:p>
      <text:p text:style-name="P3"/>
      <text:p text:style-name="P6">Analysis </text:p>
      <text:p text:style-name="P4">Generally, female parliamentarians tend to have lower of children than their male counterparts. <text:span text:style-name="T3">Female completely dominate male for <text:s/>number of children less than 3. 31% of the females have 2 kids, 10 % have 1 kid and 14% are yet to give birth. Compared with males, only 10% of the men have 2 kids, 6% <text:s/>have one child and <text:s/>8% <text:s/>have no child. Other the other hand, male parliamentarians stand out clearly for giving birth to higher number of kids than their female counterparts. No female has seven or more children and only 7% of the females have 6 six children. This stands in stack contrast to the men where some 4 men with 10 or more children, with one man parading 12 children, the highest in the entire parliament. <text:s/>Also, 3 kids or above, the male parliamentarians are more <text:s/>proportionally represented than the female parliamentarians as can be seen in the fig1. </text:span></text:p>
      <text:p text:style-name="P4"/>
      <text:p text:style-name="P5">The observed phenomenon is <text:span text:style-name="T4">too largely surprising though. Females who want to work in public offices <text:s/>or in <text:s/>exacting jobs the making laws will probably give birth to a few number of children, so they can be relieved off their maternal duties. Also, until recently, Ghana’s parliament was largely male. It is our prediction that on average females in Ghana’s parliament are younger than the men, hence the disparities in the number of children. Finally, polygamy is practiced widely in Ghana. The reverse is not true for polyandry. Thus, as it is common for men to have more than one wifes, <text:s/>it is rare for women to have more than one husband. Given this premises, it is very likely that those with many partners (men) will give birth to more kids than the wo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23:43:36.937654498</meta:creation-date>
    <dc:date>2016-12-04T00:24:04.703475952</dc:date>
    <meta:editing-duration>PT40M21S</meta:editing-duration>
    <meta:editing-cycles>23</meta:editing-cycles>
    <meta:generator>LibreOffice/5.1.4.2$Linux_X86_64 LibreOffice_project/10m0$Build-2</meta:generator>
    <meta:document-statistic meta:table-count="0" meta:image-count="0" meta:object-count="0" meta:page-count="1" meta:paragraph-count="8" meta:word-count="438" meta:character-count="2558" meta:non-whitespace-character-count="2110"/>
  </office:meta>
</office:document-meta>
</file>